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fd" officeooo:paragraph-rsid="001d3afd"/>
    </style:style>
    <style:style style:name="P2" style:family="paragraph" style:parent-style-name="Standard">
      <style:text-properties officeooo:rsid="001dc0bc" officeooo:paragraph-rsid="001dc0bc"/>
    </style:style>
    <style:style style:name="P3" style:family="paragraph" style:parent-style-name="Standard">
      <style:text-properties fo:font-weight="normal" officeooo:rsid="001d3afd" officeooo:paragraph-rsid="001d3afd" style:font-weight-asian="normal" style:font-weight-complex="normal"/>
    </style:style>
    <style:style style:name="P4" style:family="paragraph" style:parent-style-name="Standard">
      <style:text-properties officeooo:rsid="001ef556" officeooo:paragraph-rsid="001ef556"/>
    </style:style>
    <style:style style:name="P5" style:family="paragraph" style:parent-style-name="Standard">
      <style:text-properties officeooo:rsid="0020a908" officeooo:paragraph-rsid="0020a908"/>
    </style:style>
    <style:style style:name="P6" style:family="paragraph" style:parent-style-name="Standard">
      <style:text-properties officeooo:rsid="0021848e" officeooo:paragraph-rsid="002184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URSO DE NODE.JS</text:span></text:p>
      <text:p text:style-name="P1"><text:span text:style-name="T3"/></text:p>
      <text:p text:style-name="P5"><text:span text:style-name="T3">atualizando pacotes</text:span><text:span text:style-name="T4"> – npx npm-check-updates -u</text:span></text:p>
      <text:p text:style-name="P6"><text:span text:style-name="T5">vai verificar se há atualizações nos pacotes para instalar</text:span><text:span text:style-name="T4"> </text:span><text:span text:style-name="T5">digite</text:span><text:span text:style-name="T4"> npm install.</text:span></text:p>
      <text:p text:style-name="P1"><text:span text:style-name="T3"/></text:p>
      <text:p text:style-name="P2"><text:span text:style-name="T3">process.argv - </text:span><text:span text:style-name="T4">I</text:span><text:span text:style-name="T5">mprime os argumentos digitados na linha de comando.</text:span></text:p>
      <text:p text:style-name="P3"><text:span text:style-name="T2"/></text:p>
      <text:p text:style-name="P1"><text:span text:style-name="T3">Inquirer</text:span> – Biblioteca para fazer perguntas e trabalhar com a s respostas em node.js.</text:p>
      <text:p text:style-name="P1"/>
      <text:p text:style-name="P1"/>
      <text:p text:style-name="P2"><text:span text:style-name="T3">Minimist </text:span>– Biblioteca node que transforma os argumentos do pronpt de comando em um objeto</text:p>
      <text:p text:style-name="P1"/>
      <text:p text:style-name="P4"><text:span text:style-name="T3">fs </text:span>– serve para lidar com arquivos, escreve, lê e edita arquivos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8:28:39.777566903</meta:creation-date>
    <dc:date>2022-04-02T07:09:23.577449216</dc:date>
    <meta:editing-duration>PT13H49M23S</meta:editing-duration>
    <meta:editing-cycles>1</meta:editing-cycles>
    <meta:document-statistic meta:table-count="0" meta:image-count="0" meta:object-count="0" meta:page-count="1" meta:paragraph-count="7" meta:word-count="68" meta:character-count="445" meta:non-whitespace-character-count="380"/>
    <meta:generator>LibreOffice/6.4.7.2$Linux_X86_64 LibreOffice_project/40$Build-2</meta:generator>
  </office:meta>
</office:document-meta>
</file>